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9427" officeooo:paragraph-rsid="001b9427"/>
    </style:style>
    <style:style style:name="P2" style:family="paragraph" style:parent-style-name="Text_20_body">
      <style:paragraph-properties fo:text-align="start" style:justify-single-word="false"/>
      <style:text-properties fo:font-weight="normal" officeooo:rsid="001d7c11" officeooo:paragraph-rsid="001d7c11" style:font-weight-asian="normal" style:font-weight-complex="normal"/>
    </style:style>
    <style:style style:name="P3" style:family="paragraph" style:parent-style-name="Text_20_body">
      <style:paragraph-properties fo:text-align="start" style:justify-single-word="false"/>
      <style:text-properties fo:font-weight="normal" officeooo:rsid="001f15e6" officeooo:paragraph-rsid="001f15e6" style:font-weight-asian="normal" style:font-weight-complex="normal"/>
    </style:style>
    <style:style style:name="P4" style:family="paragraph" style:parent-style-name="Text_20_body">
      <style:paragraph-properties fo:text-align="start" style:justify-single-word="false"/>
      <style:text-properties fo:font-weight="normal" officeooo:rsid="00299680" officeooo:paragraph-rsid="00299680" style:font-weight-asian="normal" style:font-weight-complex="normal"/>
    </style:style>
    <style:style style:name="P5" style:family="paragraph" style:parent-style-name="Text_20_body">
      <style:paragraph-properties fo:text-align="start" style:justify-single-word="false"/>
      <style:text-properties officeooo:paragraph-rsid="001d7c11"/>
    </style:style>
    <style:style style:name="P6" style:family="paragraph" style:parent-style-name="Text_20_body">
      <style:paragraph-properties fo:text-align="start" style:justify-single-word="false" fo:break-before="page"/>
      <style:text-properties fo:font-weight="bold" officeooo:rsid="001b9427" officeooo:paragraph-rsid="001b9427" style:font-weight-asian="bold" style:font-weight-complex="bold"/>
    </style:style>
    <style:style style:name="T1" style:family="text">
      <style:text-properties officeooo:rsid="001b9427"/>
    </style:style>
    <style:style style:name="T2" style:family="text">
      <style:text-properties fo:font-weight="normal" officeooo:rsid="001d7c11" style:font-weight-asian="normal" style:font-weight-complex="normal"/>
    </style:style>
    <style:style style:name="T3" style:family="text">
      <style:text-properties fo:font-weight="bold" officeooo:rsid="001d7c11" style:font-weight-asian="bold" style:font-weight-complex="bold"/>
    </style:style>
    <style:style style:name="T4" style:family="text">
      <style:text-properties fo:font-weight="bold" officeooo:rsid="001f15e6" style:font-weight-asian="bold" style:font-weight-complex="bold"/>
    </style:style>
    <style:style style:name="T5" style:family="text">
      <style:text-properties fo:font-weight="bold" officeooo:rsid="002836bf" style:font-weight-asian="bold" style:font-weight-complex="bold"/>
    </style:style>
    <style:style style:name="T6" style:family="text">
      <style:text-properties officeooo:rsid="001f15e6"/>
    </style:style>
    <style:style style:name="T7" style:family="text">
      <style:text-properties officeooo:rsid="0020d65b"/>
    </style:style>
    <style:style style:name="T8" style:family="text">
      <style:text-properties officeooo:rsid="002b3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ai_motor_controller_firmware <text:span text:style-name="T1">D</text:span>esign <text:span text:style-name="T1">D</text:span>ocumentation</text:p>
      <text:p text:style-name="Text_20_body"/>
      <text:p text:style-name="P1">Author: Dylan Dailey (<text:a xlink:type="simple" xlink:href="mailto:djd9617@rit.edu" text:style-name="Internet_20_link" text:visited-style-name="Visited_20_Internet_20_Link">djd9617@rit.edu</text:a>)</text:p>
      <text:p text:style-name="P1">Date: April 5 2019</text:p>
      <text:p text:style-name="P1">Firmware Version: 1.0</text:p>
      <text:p text:style-name="P1">Document Version 1.0</text:p>
      <text:p text:style-name="P6">1.0 Overview</text:p>
      <text:p text:style-name="P5"><text:span text:style-name="T2">The following is an overview of the systems instantiated by the firmware, and which peripherals on the 32u4 microcontroller they occupy.<text:line-break/><text:line-break/></text:span><text:span text:style-name="T3">1.1 Buzzer</text:span></text:p>
      <text:p text:style-name="P2">The buzzer utilizes timer/counter 0 to generate a desired frequency. The frequency is set by writing a value to OCR0A using the formula OCR0A = 31250 / frequency. For example, to achieve ~440 Hz, one would write 71 (0x47) to OCR0A. <text:span text:style-name="T6">OC0A is toggles on a compare match, which will toggle the value of pin 12 (PB7) (PWM_0A), so no interrupts are required to generate the waveform. To enable the output of the waveform, the pin (PB7) must be set as an output. To disable it, PB7 must be set as an input. As discussed in the next section, the timer/counter 3 can also be utilized to generate timed sequences of notes/frequency.<text:line-break/><text:line-break/></text:span><text:span text:style-name="T4">1.2 ADC</text:span></text:p>
      <text:p text:style-name="P3">The ADC is used to monitor the voltage of each set of parallel cells of the Li-Po battery that is powering the system. The occupied channels are ADC_8, ADC_9, and ADC_11. <text:span text:style-name="T7">In order to get meaningful readings from the ADC, the hardware requires that the SNS_EN pin (pin 31) (PC6) be set high for the duration of the reading. In order to achieve periodic activation of the SNS_EN pin, timer/counter 3 is used to generate a square wave of ~8 Hz, and pulse width of ~1 ms. An interrupt is triggered at each overflow of timer/counter 3 (this coincides with the rising edge of the ~8 Hz square wave). This interrupt service routine is used to appropriately set the ADC mux to get a measurement on the correct channel, and initiate the measurement. Incidentally, this interrupt routine lends itself for use as a metronome of sorts to advance the buzzer to the next frequency in a sequence of notes to form a song. If any of the readings indicate that any cell’s voltage is below 3.3 V, the system will shut itself down after giving a low power indication with the buzzer. If any cell’s voltage is above 4.2 V, the system will continue to emit a warning beep until all cells’ voltage is below 4.2 V.<text:line-break/><text:line-break/></text:span><text:span text:style-name="T5">1.3 Motors</text:span></text:p>
      <text:p text:style-name="P4">Both the left and right motors are controlled with a waveform generated by timer/counter 1. In order to allow the left motors to operate at a different speed than the right motors, the left motors uses the duty cycle set by channel B, and the right motors use the duty cycle set by channel A. <text:span text:style-name="T8">The duty cycle is set by writing a value 0x00 – 0xFF to OCR1AL for the right motors, and OCR1BL for the left motors, where 0x00 represents 0% duty cycle and 0xFF represents 100%. The frequency of the waveform is set to ~244 Hz. In theory, the motors should perform best with frequencies in the 100s of Hz, where parasitic inductance is relatively negligible, however no empirical testing has been done to support that on this system. 244 Hz is in the audible range, so you may want to raise this frequency if whining becomes an issue. In order to control the direction of the left motors, pin 22 (PD5) is used, and for the right motors, pin 41 (PF0) is used. In both cases, if the motors are wired correctly, setting the direction pin high will enable the motors to turn such that the vehicle would move 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01:38:00.190880460</meta:creation-date>
    <dc:date>2019-05-15T01:37:56.508116338</dc:date>
    <meta:editing-duration>PT38M19S</meta:editing-duration>
    <meta:editing-cycles>3</meta:editing-cycles>
    <meta:generator>LibreOffice/6.2.3.2$Linux_X86_64 LibreOffice_project/20$Build-2</meta:generator>
    <meta:document-statistic meta:table-count="0" meta:image-count="0" meta:object-count="0" meta:page-count="2" meta:paragraph-count="10" meta:word-count="578" meta:character-count="3247" meta:non-whitespace-character-count="2675"/>
  </office:meta>
</office:document-meta>
</file>